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nchmarkMain_EishayEncode_WriteAsArray.perf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enchmarkMain_EishayEncode_WriteAsArray.encode( Object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nchmarkMain_EishayEncode_WriteAsArray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